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Sl.No.</text:p>
          </table:table-cell>
          <table:table-cell office:value-type="string">
            <text:p>Test ID</text:p>
          </table:table-cell>
          <table:table-cell office:value-type="string">
            <text:p>Name of Tester</text:p>
          </table:table-cell>
          <table:table-cell table:style-name="Default" office:value-type="string">
            <text:p>Date</text:p>
          </table:table-cell>
          <table:table-cell office:value-type="string">
            <text:p>Test Parameter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Test Resul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vi-02</text:p>
          </table:table-cell>
          <table:table-cell office:value-type="string">
            <text:p>Administrator</text:p>
          </table:table-cell>
          <table:table-cell office:value-type="date" office:date-value="2023-01-08">
            <text:p>08/01/23</text:p>
          </table:table-cell>
          <table:table-cell office:value-type="string">
            <text:p>Login Test with Username and Password</text:p>
          </table:table-cell>
          <table:table-cell office:value-type="string">
            <text:p>Admin</text:p>
          </table:table-cell>
          <table:table-cell office:value-type="string">
            <text:p>admin12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uvi-03</text:p>
          </table:table-cell>
          <table:table-cell office:value-type="string">
            <text:p>Venkat</text:p>
          </table:table-cell>
          <table:table-cell office:value-type="date" office:date-value="2023-01-08">
            <text:p>08/01/23</text:p>
          </table:table-cell>
          <table:table-cell office:value-type="string">
            <text:p>Login Test with Username and Password</text:p>
          </table:table-cell>
          <table:table-cell office:value-type="string">
            <text:p><text:a xlink:href="mailto:manager@guvi.com">manager@guvi.com</text:a></text:p>
          </table:table-cell>
          <table:table-cell office:value-type="string">
            <text:p>password@12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uvi-04</text:p>
          </table:table-cell>
          <table:table-cell office:value-type="string">
            <text:p>Suman</text:p>
          </table:table-cell>
          <table:table-cell office:value-type="date" office:date-value="2023-01-08">
            <text:p>08/01/23</text:p>
          </table:table-cell>
          <table:table-cell office:value-type="string">
            <text:p>Login Test with Username and Password</text:p>
          </table:table-cell>
          <table:table-cell office:value-type="string">
            <text:p><text:a xlink:href="mailto:suman@guvi.com">suman@guvi.com</text:a></text:p>
          </table:table-cell>
          <table:table-cell office:value-type="string">
            <text:p><text:a xlink:href="mailto:password@123">password@123</text:a>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2">22/08/2025</text:date>, <text:time>15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wara </meta:initial-creator>
    <meta:creation-date>2025-08-22T15:41:58.09</meta:creation-date>
    <dc:date>2025-08-22T15:48:03.02</dc:date>
    <dc:creator>Vigneswara </dc:creator>
    <meta:editing-duration>PT6M7S</meta:editing-duration>
    <meta:editing-cycles>1</meta:editing-cycles>
    <meta:document-statistic meta:table-count="3" meta:cell-count="29" meta:object-count="0"/>
    <meta:generator>OpenOffice/4.1.15$Win32 OpenOffice.org_project/4115m2$Build-9813</meta:generator>
  </office:meta>
</office:document-meta>
</file>